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1.42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standard">
      <style:graphic-properties draw:stroke="none" draw:fill="none" fo:min-height="1.401cm"/>
    </style:style>
    <style:style style:name="gr7" style:family="graphic" style:parent-style-name="standard">
      <style:graphic-properties draw:stroke="none" draw:fill="none" fo:min-height="0.512cm"/>
    </style:style>
    <style:style style:name="gr8" style:family="graphic" style:parent-style-name="standard">
      <style:graphic-properties draw:stroke="none" draw:fill="none" fo:min-height="1.274cm"/>
    </style:style>
    <style:style style:name="gr9" style:family="graphic" style:parent-style-name="standard">
      <style:graphic-properties draw:stroke="none" draw:fill="none" fo:min-height="0.63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3.682cm" svg:height="1.906cm" svg:x="1.761cm" svg:y="5.827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682cm" svg:height="1.906cm" svg:x="1.761cm" svg:y="11.036cm">
          <text:p text:style-name="P1">GPU 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936cm" svg:height="1.906cm" svg:x="11.411cm" svg:y="5.827cm">
          <text:p text:style-name="P1">Bonded</text:p>
          <text:p text:style-name="P1">calculat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539cm" svg:height="1.906cm" svg:x="16.87cm" svg:y="5.827cm">
          <text:p text:style-name="P1">PM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2.951cm" svg:height="1.906cm" svg:x="10.395cm" svg:y="11.036cm">
          <text:p text:style-name="P1">Non-bonded</text:p>
          <text:p text:style-name="P1">calculat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428cm" svg:height="1.906cm" svg:x="6.459cm" svg:y="5.827cm">
          <text:p text:style-name="P1">Launching </text:p>
          <text:p text:style-name="P1">GPU NB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173cm" svg:y1="7.733cm" svg:x2="10.395cm" svg:y2="11.989cm" draw:start-shape="id1" draw:start-glue-point="2" draw:end-shape="id2" draw:end-glue-point="3" svg:d="M8173 7733l2222 4256" svg:viewBox="0 0 2223 4257">
          <text:p/>
        </draw:connector>
        <draw:frame draw:style-name="gr3" draw:text-style-name="P1" draw:layer="layout" svg:width="4.317cm" svg:height="1.675cm" svg:x="8.872cm" svg:y="8.726cm">
          <draw:text-box>
            <text:p text:style-name="P1">coordinates, charges</text:p>
          </draw:text-box>
        </draw:frame>
        <draw:connector draw:style-name="gr2" draw:text-style-name="P2" draw:layer="layout" draw:type="line" svg:x1="9.887cm" svg:y1="6.78cm" svg:x2="11.411cm" svg:y2="6.78cm" draw:start-shape="id1" draw:start-glue-point="1" draw:end-shape="id3" draw:end-glue-point="3" svg:d="M9887 6780h1524" svg:viewBox="0 0 1525 1">
          <text:p/>
        </draw:connector>
        <draw:connector draw:style-name="gr2" draw:text-style-name="P2" draw:layer="layout" draw:type="line" svg:x1="15.347cm" svg:y1="6.78cm" svg:x2="16.87cm" svg:y2="6.78cm" draw:start-shape="id3" draw:start-glue-point="1" draw:end-shape="id4" draw:end-glue-point="3" svg:d="M15347 6780h1523" svg:viewBox="0 0 1524 1">
          <text:p/>
        </draw:connector>
        <draw:custom-shape draw:style-name="gr1" draw:text-style-name="P1" xml:id="id5" draw:id="id5" draw:layer="layout" svg:width="3.047cm" svg:height="1.906cm" svg:x="20.806cm" svg:y="5.827cm">
          <text:p text:style-name="P1">Waiting </text:p>
          <text:p text:style-name="P1">for GPU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69cm" svg:height="1.906cm" svg:x="25.885cm" svg:y="5.827cm">
          <text:p text:style-name="P1">Reduction,</text:p>
          <text:p text:style-name="P1">integrati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9.409cm" svg:y1="6.78cm" svg:x2="20.806cm" svg:y2="6.78cm" draw:start-shape="id4" draw:start-glue-point="1" draw:end-shape="id5" svg:d="M19409 6780h1397" svg:viewBox="0 0 1398 1">
          <text:p/>
        </draw:connector>
        <draw:connector draw:style-name="gr2" draw:text-style-name="P2" xml:id="id7" draw:id="id7" draw:layer="layout" draw:type="line" svg:x1="23.853cm" svg:y1="6.78cm" svg:x2="25.885cm" svg:y2="6.78cm" draw:start-shape="id5" draw:start-glue-point="1" draw:end-shape="id6" draw:end-glue-point="3" svg:d="M23853 6780h2032" svg:viewBox="0 0 2033 1">
          <text:p/>
        </draw:connector>
        <draw:connector draw:style-name="gr2" draw:text-style-name="P2" draw:layer="layout" draw:type="line" svg:x1="23.346cm" svg:y1="11.989cm" svg:x2="24.869cm" svg:y2="6.78cm" draw:start-shape="id2" draw:start-glue-point="1" draw:end-shape="id7" draw:end-glue-point="0" svg:d="M23346 11989l1523-5209" svg:viewBox="0 0 1524 5210">
          <text:p/>
        </draw:connector>
        <draw:connector draw:style-name="gr2" draw:text-style-name="P2" draw:layer="layout" draw:type="line" svg:x1="29.633cm" svg:y1="6.798cm" svg:x2="31.044cm" svg:y2="3.792cm" draw:start-shape="id8" draw:start-glue-point="2" draw:end-shape="id9" draw:end-glue-point="2" svg:d="M29633 6798l1411-3006" svg:viewBox="0 0 1412 3007">
          <text:p/>
        </draw:connector>
        <draw:connector draw:style-name="gr2" draw:text-style-name="P2" xml:id="id9" draw:id="id9" draw:layer="layout" draw:type="line" svg:x1="31.044cm" svg:y1="3.792cm" svg:x2="5.336cm" svg:y2="3.705cm" svg:d="M31044 3792l-25708-87" svg:viewBox="0 0 25709 88">
          <text:p/>
        </draw:connector>
        <draw:connector draw:style-name="gr2" draw:text-style-name="P2" draw:layer="layout" draw:type="line" svg:x1="5.336cm" svg:y1="3.705cm" svg:x2="6.459cm" svg:y2="6.78cm" draw:start-shape="id9" draw:start-glue-point="3" draw:end-shape="id1" draw:end-glue-point="3" svg:d="M5336 3705l1123 3075" svg:viewBox="0 0 1124 3076">
          <text:p/>
        </draw:connector>
        <draw:connector draw:style-name="gr4" draw:text-style-name="P2" draw:layer="layout" svg:x1="5.443cm" svg:y1="11.989cm" svg:x2="10.395cm" svg:y2="11.989cm" draw:start-shape="id10" draw:start-glue-point="1" draw:end-shape="id2" draw:end-glue-point="3" svg:d="M5443 11989h4952" svg:viewBox="0 0 4953 1">
          <text:p/>
        </draw:connector>
        <draw:connector draw:style-name="gr4" draw:text-style-name="P2" draw:layer="layout" svg:x1="5.443cm" svg:y1="6.78cm" svg:x2="6.459cm" svg:y2="6.78cm" draw:start-shape="id11" draw:start-glue-point="1" draw:end-shape="id1" draw:end-glue-point="3" svg:d="M5443 6780h1016" svg:viewBox="0 0 1017 1">
          <text:p/>
        </draw:connector>
        <draw:connector draw:style-name="gr4" draw:text-style-name="P2" xml:id="id12" draw:id="id12" draw:layer="layout" svg:x1="23.346cm" svg:y1="11.989cm" svg:x2="23.346cm" svg:y2="11.989cm" draw:start-shape="id2" draw:end-shape="id2" svg:d="M23346 11989z" svg:viewBox="0 0 1 1">
          <text:p/>
        </draw:connector>
        <draw:connector draw:style-name="gr4" draw:text-style-name="P2" draw:layer="layout" svg:x1="23.346cm" svg:y1="11.989cm" svg:x2="32.324cm" svg:y2="11.995cm" draw:start-shape="id12" draw:start-glue-point="0" svg:d="M23346 11989h4740v6h4238" svg:viewBox="0 0 8979 7">
          <text:p/>
        </draw:connector>
        <draw:frame draw:style-name="gr5" draw:text-style-name="P1" draw:layer="layout" svg:width="4.317cm" svg:height="0.964cm" svg:x="20.812cm" svg:y="9.001cm">
          <draw:text-box>
            <text:p text:style-name="P1">forces</text:p>
          </draw:text-box>
        </draw:frame>
        <draw:connector draw:style-name="gr4" draw:text-style-name="P2" draw:layer="layout" svg:x1="5.445cm" svg:y1="6.778cm" svg:x2="6.461cm" svg:y2="6.778cm" svg:d="M5445 6778h1016" svg:viewBox="0 0 1017 1">
          <text:p/>
        </draw:connector>
        <draw:connector draw:style-name="gr4" draw:text-style-name="P2" xml:id="id8" draw:id="id8" draw:layer="layout" svg:x1="29.633cm" svg:y1="6.798cm" svg:x2="31.872cm" svg:y2="6.797cm" svg:d="M29633 6798h1120v-1h1119" svg:viewBox="0 0 2240 2">
          <text:p/>
        </draw:connector>
        <draw:frame draw:style-name="gr3" draw:text-style-name="P3" draw:layer="layout" svg:width="4.317cm" svg:height="1.675cm" svg:x="14.839cm" svg:y="2.397cm">
          <draw:text-box>
            <text:p text:style-name="P3"><text:span text:style-name="T1">MD step</text:span></text:p>
          </draw:text-box>
        </draw:frame>
        <draw:custom-shape draw:style-name="gr1" draw:text-style-name="P1" xml:id="id13" draw:id="id13" draw:layer="layout" svg:width="3.927cm" svg:height="1.906cm" svg:x="24.886cm" svg:y="11.032cm">
          <text:p text:style-name="P1">Clearing </text:p>
          <text:p text:style-name="P1">the forc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23.346cm" svg:y1="11.989cm" svg:x2="24.886cm" svg:y2="11.985cm" draw:start-shape="id12" draw:start-glue-point="0" draw:end-shape="id13" draw:end-glue-point="3" svg:d="M23346 11989h770v-4h770" svg:viewBox="0 0 1541 5">
          <text:p/>
        </draw:connector>
        <draw:custom-shape draw:style-name="gr1" draw:text-style-name="P1" xml:id="id24" draw:id="id24" draw:layer="layout" svg:width="3.682cm" svg:height="1.906cm" svg:x="1.889cm" svg:y="19.031cm">
          <text:p text:style-name="P1">CPU 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3.682cm" svg:height="1.906cm" svg:x="1.889cm" svg:y="24.24cm">
          <text:p text:style-name="P1">GPU </text:p>
          <text:p text:style-name="P1">PME stream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3.556cm" svg:height="1.906cm" svg:x="15.732cm" svg:y="19.034cm">
          <text:p text:style-name="P1">Bonded</text:p>
          <text:p text:style-name="P1">calculat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811cm" svg:height="1.906cm" svg:x="6.587cm" svg:y="19.031cm">
          <text:p text:style-name="P1">Launching </text:p>
          <text:p text:style-name="P1">GPU P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492cm" svg:y1="20.937cm" svg:x2="9.761cm" svg:y2="25.193cm" draw:start-shape="id14" draw:start-glue-point="2" draw:end-shape="id15" draw:end-glue-point="3" svg:d="M8492 20937l1269 4256" svg:viewBox="0 0 1270 4257">
          <text:p/>
        </draw:connector>
        <draw:frame draw:style-name="gr6" draw:text-style-name="P1" draw:layer="layout" svg:width="4.317cm" svg:height="1.673cm" svg:x="8.621cm" svg:y="22.082cm">
          <draw:text-box>
            <text:p text:style-name="P1">coordinates, charges</text:p>
          </draw:text-box>
        </draw:frame>
        <draw:connector draw:style-name="gr2" draw:text-style-name="P2" draw:layer="layout" draw:type="line" svg:x1="10.398cm" svg:y1="19.984cm" svg:x2="15.732cm" svg:y2="19.987cm" draw:start-shape="id14" draw:start-glue-point="1" draw:end-shape="id16" draw:end-glue-point="3" svg:d="M10398 19984l5334 3" svg:viewBox="0 0 5335 4">
          <text:p/>
        </draw:connector>
        <draw:connector draw:style-name="gr2" draw:text-style-name="P2" draw:layer="layout" draw:type="line" svg:x1="20.176cm" svg:y1="19.986cm" svg:x2="25.13cm" svg:y2="19.986cm" draw:end-shape="id17" draw:end-glue-point="3" svg:d="M20176 19986h4954" svg:viewBox="0 0 4955 1">
          <text:p/>
        </draw:connector>
        <draw:custom-shape draw:style-name="gr1" draw:text-style-name="P1" xml:id="id17" draw:id="id17" draw:layer="layout" svg:width="3.048cm" svg:height="1.906cm" svg:x="25.13cm" svg:y="19.033cm">
          <text:p text:style-name="P1">Waiting </text:p>
          <text:p text:style-name="P1">for GPU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.562cm" svg:height="1.906cm" svg:x="29.315cm" svg:y="19.034cm">
          <text:p text:style-name="P1">Reduction,</text:p>
          <text:p text:style-name="P1">integration</text:p>
          <draw:enhanced-geometry svg:viewBox="0 0 21600 21600" draw:type="rectangle" draw:enhanced-path="M 0 0 L 21600 0 21600 21600 0 21600 0 0 Z N"/>
        </draw:custom-shape>
        <draw:connector draw:style-name="gr2" draw:text-style-name="P2" xml:id="id20" draw:id="id20" draw:layer="layout" draw:type="line" svg:x1="28.178cm" svg:y1="19.986cm" svg:x2="29.315cm" svg:y2="19.987cm" draw:start-shape="id17" draw:start-glue-point="1" draw:end-shape="id18" draw:end-glue-point="3" svg:d="M28178 19986l1137 1" svg:viewBox="0 0 1138 2">
          <text:p/>
        </draw:connector>
        <draw:connector draw:style-name="gr2" draw:text-style-name="P2" draw:layer="layout" draw:type="line" svg:x1="27.797cm" svg:y1="27.48cm" svg:x2="28.746cm" svg:y2="19.986cm" draw:start-shape="id19" draw:start-glue-point="1" draw:end-shape="id20" draw:end-glue-point="0" svg:d="M27797 27480l949-7494" svg:viewBox="0 0 950 7495">
          <text:p/>
        </draw:connector>
        <draw:connector draw:style-name="gr2" draw:text-style-name="P2" xml:id="id21" draw:id="id21" draw:layer="layout" draw:type="line" svg:x1="32.877cm" svg:y1="19.987cm" svg:x2="34.233cm" svg:y2="16.852cm" draw:start-shape="id18" draw:start-glue-point="1" svg:d="M32877 19987l1356-3135" svg:viewBox="0 0 1357 3136">
          <text:p/>
        </draw:connector>
        <draw:connector draw:style-name="gr2" draw:text-style-name="P2" xml:id="id22" draw:id="id22" draw:layer="layout" draw:type="line" svg:x1="34.233cm" svg:y1="16.852cm" svg:x2="5.464cm" svg:y2="16.909cm" draw:start-shape="id21" draw:start-glue-point="3" svg:d="M34233 16852l-28769 57" svg:viewBox="0 0 28770 58">
          <text:p/>
        </draw:connector>
        <draw:connector draw:style-name="gr2" draw:text-style-name="P2" draw:layer="layout" draw:type="line" svg:x1="5.464cm" svg:y1="16.909cm" svg:x2="6.587cm" svg:y2="19.984cm" draw:start-shape="id22" draw:start-glue-point="3" draw:end-shape="id14" draw:end-glue-point="3" svg:d="M5464 16909l1123 3075" svg:viewBox="0 0 1124 3076">
          <text:p/>
        </draw:connector>
        <draw:connector draw:style-name="gr4" draw:text-style-name="P2" draw:layer="layout" svg:x1="5.571cm" svg:y1="25.193cm" svg:x2="9.761cm" svg:y2="25.193cm" draw:start-shape="id23" draw:start-glue-point="1" draw:end-shape="id15" draw:end-glue-point="3" svg:d="M5571 25193h4190" svg:viewBox="0 0 4191 1">
          <text:p/>
        </draw:connector>
        <draw:connector draw:style-name="gr4" draw:text-style-name="P2" draw:layer="layout" svg:x1="5.571cm" svg:y1="19.984cm" svg:x2="6.587cm" svg:y2="19.984cm" draw:start-shape="id24" draw:start-glue-point="1" draw:end-shape="id14" draw:end-glue-point="3" svg:d="M5571 19984h1016" svg:viewBox="0 0 1017 1">
          <text:p/>
        </draw:connector>
        <draw:connector draw:style-name="gr4" draw:text-style-name="P2" xml:id="id25" draw:id="id25" draw:layer="layout" svg:x1="18.272cm" svg:y1="25.193cm" svg:x2="18.272cm" svg:y2="25.193cm" draw:start-shape="id15" draw:end-shape="id15" svg:d="M18272 25193z" svg:viewBox="0 0 1 1">
          <text:p/>
        </draw:connector>
        <draw:connector draw:style-name="gr4" draw:text-style-name="P2" draw:layer="layout" svg:x1="18.272cm" svg:y1="25.193cm" svg:x2="34.762cm" svg:y2="25.197cm" draw:start-shape="id25" draw:start-glue-point="0" svg:d="M18272 25193h8496v4h7994" svg:viewBox="0 0 16491 5">
          <text:p/>
        </draw:connector>
        <draw:frame draw:style-name="gr7" draw:text-style-name="P1" draw:layer="layout" svg:width="4.317cm" svg:height="0.962cm" svg:x="27.162cm" svg:y="22.517cm">
          <draw:text-box>
            <text:p text:style-name="P1">forces</text:p>
          </draw:text-box>
        </draw:frame>
        <draw:connector draw:style-name="gr4" draw:text-style-name="P2" draw:layer="layout" svg:x1="5.573cm" svg:y1="19.982cm" svg:x2="6.589cm" svg:y2="19.982cm" svg:d="M5573 19982h1016" svg:viewBox="0 0 1017 1">
          <text:p/>
        </draw:connector>
        <draw:connector draw:style-name="gr4" draw:text-style-name="P2" draw:layer="layout" svg:x1="32.877cm" svg:y1="19.987cm" svg:x2="34.884cm" svg:y2="19.987cm" draw:start-shape="id18" draw:start-glue-point="1" svg:d="M32877 19987h2007" svg:viewBox="0 0 2008 1">
          <text:p/>
        </draw:connector>
        <draw:frame draw:style-name="gr3" draw:text-style-name="P3" draw:layer="layout" svg:width="9.271cm" svg:height="1.675cm" svg:x="14.081cm" svg:y="15.478cm">
          <draw:text-box>
            <text:p text:style-name="P3"><text:span text:style-name="T1">Modified MD step</text:span></text:p>
          </draw:text-box>
        </draw:frame>
        <draw:connector draw:style-name="gr2" draw:text-style-name="P2" draw:layer="layout" svg:x1="18.272cm" svg:y1="25.193cm" svg:x2="29.519cm" svg:y2="25.193cm" draw:start-shape="id25" draw:start-glue-point="0" draw:end-shape="id26" draw:end-glue-point="3" svg:d="M18272 25193h11247" svg:viewBox="0 0 11248 1">
          <text:p/>
        </draw:connector>
        <draw:custom-shape draw:style-name="gr1" draw:text-style-name="P1" xml:id="id27" draw:id="id27" draw:layer="layout" svg:width="3.682cm" svg:height="1.906cm" svg:x="1.889cm" svg:y="26.531cm">
          <text:p text:style-name="P1">GPU </text:p>
          <text:p text:style-name="P1">NB stream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12.7cm" svg:height="1.906cm" svg:x="15.097cm" svg:y="26.527cm">
          <text:p text:style-name="P1">Non-bonded</text:p>
          <text:p text:style-name="P1">calcula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5.571cm" svg:y1="27.484cm" svg:x2="15.097cm" svg:y2="27.48cm" draw:start-shape="id27" draw:start-glue-point="1" draw:end-shape="id19" draw:end-glue-point="3" svg:d="M5571 27484h4763v-4h4763" svg:viewBox="0 0 9527 5">
          <text:p/>
        </draw:connector>
        <draw:connector draw:style-name="gr4" draw:text-style-name="P2" draw:layer="layout" svg:x1="27.741cm" svg:y1="27.48cm" svg:x2="27.741cm" svg:y2="27.48cm" svg:d="M27741 27480z" svg:viewBox="0 0 1 1">
          <text:p/>
        </draw:connector>
        <draw:connector draw:style-name="gr4" draw:text-style-name="P2" draw:layer="layout" svg:x1="33.512cm" svg:y1="27.479cm" svg:x2="34.925cm" svg:y2="27.476cm" draw:start-shape="id28" draw:start-glue-point="1" svg:d="M33512 27479h957v-3h456" svg:viewBox="0 0 1414 4">
          <text:p/>
        </draw:connector>
        <draw:connector draw:style-name="gr2" draw:text-style-name="P2" draw:layer="layout" svg:x1="27.797cm" svg:y1="27.48cm" svg:x2="29.519cm" svg:y2="27.479cm" draw:start-shape="id19" draw:start-glue-point="1" draw:end-shape="id28" draw:end-glue-point="3" svg:d="M27797 27480h861v-1h861" svg:viewBox="0 0 1723 2">
          <text:p/>
        </draw:connector>
        <draw:custom-shape draw:style-name="gr1" draw:text-style-name="P1" xml:id="id28" draw:id="id28" draw:layer="layout" svg:width="3.993cm" svg:height="1.906cm" svg:x="29.519cm" svg:y="26.526cm">
          <text:p text:style-name="P1">Clearing </text:p>
          <text:p text:style-name="P1">the for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6" draw:id="id26" draw:layer="layout" svg:width="3.993cm" svg:height="1.906cm" svg:x="29.519cm" svg:y="24.24cm">
          <text:p text:style-name="P1">Clearing the</text:p>
          <text:p text:style-name="P1">forces, gri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2" draw:id="id32" draw:layer="layout" svg:width="3.302cm" svg:height="1.906cm" svg:x="24.241cm" svg:y="24.24cm">
          <text:p text:style-name="P1">PME force </text:p>
          <text:p text:style-name="P1">gather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3.301cm" svg:height="1.906cm" svg:x="11.415cm" svg:y="19.033cm">
          <text:p text:style-name="P1">Launching </text:p>
          <text:p text:style-name="P1">GPU NB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398cm" svg:y1="19.984cm" svg:x2="11.415cm" svg:y2="19.986cm" draw:start-shape="id14" draw:start-glue-point="1" draw:end-shape="id29" draw:end-glue-point="3" svg:d="M10398 19984h508v2h509" svg:viewBox="0 0 1018 3">
          <text:p/>
        </draw:connector>
        <draw:connector draw:style-name="gr2" draw:text-style-name="P2" xml:id="id30" draw:id="id30" draw:layer="layout" svg:x1="13.065cm" svg:y1="20.939cm" svg:x2="13.065cm" svg:y2="20.939cm" draw:start-shape="id29" draw:start-glue-point="2" draw:end-shape="id29" draw:end-glue-point="2" svg:d="M13065 20939z" svg:viewBox="0 0 1 1">
          <text:p/>
        </draw:connector>
        <draw:connector draw:style-name="gr2" draw:text-style-name="P2" draw:layer="layout" draw:type="line" svg:x1="13.065cm" svg:y1="20.939cm" svg:x2="15.097cm" svg:y2="27.48cm" draw:start-shape="id30" draw:start-glue-point="0" draw:end-shape="id19" draw:end-glue-point="3" svg:d="M13065 20939l2032 6541" svg:viewBox="0 0 2033 6542">
          <text:p/>
        </draw:connector>
        <draw:custom-shape draw:style-name="gr1" draw:text-style-name="P1" xml:id="id15" draw:id="id15" draw:layer="layout" svg:width="8.511cm" svg:height="1.906cm" svg:x="9.761cm" svg:y="24.24cm">
          <text:p text:style-name="P1">PME up to </text:p>
          <text:p text:style-name="P1">force gathering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4.317cm" svg:height="1.673cm" svg:x="13.574cm" svg:y="22.06cm">
          <draw:text-box>
            <text:p text:style-name="P1">coordinates, charges</text:p>
          </draw:text-box>
        </draw:frame>
        <draw:connector draw:style-name="gr2" draw:text-style-name="P2" draw:layer="layout" draw:type="line" svg:x1="22.082cm" svg:y1="20.94cm" svg:x2="24.241cm" svg:y2="25.193cm" draw:start-shape="id31" draw:start-glue-point="2" draw:end-shape="id32" draw:end-glue-point="3" svg:d="M22082 20940l2159 4253" svg:viewBox="0 0 2160 4254">
          <text:p/>
        </draw:connector>
        <draw:frame draw:style-name="gr9" draw:text-style-name="P1" draw:layer="layout" svg:width="4.317cm" svg:height="0.962cm" svg:x="19.67cm" svg:y="22.336cm">
          <draw:text-box>
            <text:p text:style-name="P1">forces</text:p>
          </draw:text-box>
        </draw:frame>
        <draw:custom-shape draw:style-name="gr1" draw:text-style-name="P1" xml:id="id31" draw:id="id31" draw:layer="layout" svg:width="3.811cm" svg:height="1.906cm" svg:x="20.177cm" svg:y="19.034cm">
          <text:p text:style-name="P1">Launch GPU</text:p>
          <text:p text:style-name="P1">PME gath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9.288cm" svg:y1="19.987cm" svg:x2="20.177cm" svg:y2="19.987cm" draw:start-shape="id16" draw:start-glue-point="1" draw:end-shape="id31" draw:end-glue-point="3" svg:d="M19288 19987h889" svg:viewBox="0 0 890 1">
          <text:p/>
        </draw:connector>
        <draw:connector draw:style-name="gr2" draw:text-style-name="P2" draw:layer="layout" draw:type="line" svg:x1="27.543cm" svg:y1="25.193cm" svg:x2="28.746cm" svg:y2="19.986cm" draw:start-shape="id32" draw:start-glue-point="1" draw:end-shape="id20" draw:end-glue-point="0" svg:d="M27543 25193l1203-5207" svg:viewBox="0 0 1204 52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Line_20_with_20_Fine_20_Dots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01:25:56.988857683</meta:creation-date>
    <dc:date>2016-05-13T02:25:37.462930966</dc:date>
    <meta:editing-duration>PT57M8S</meta:editing-duration>
    <meta:editing-cycles>30</meta:editing-cycles>
    <meta:generator>LibreOffice/4.2.8.2$Linux_X86_64 LibreOffice_project/420m0$Build-2</meta:generator>
    <meta:document-statistic meta:object-count="72"/>
  </office:meta>
</office:document-meta>
</file>